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loext:fill-use-slide-background="false" draw:opacity="50%" draw:textarea-horizontal-align="justify" draw:textarea-vertical-align="middle" draw:auto-grow-height="false" fo:min-height="1.446cm" fo:min-width="2.696cm" fo:padding-top="0.152cm" fo:padding-bottom="0.152cm" fo:padding-left="0.277cm" fo:padding-right="0.27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7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2a6099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b2b2b2"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b2b2b2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b2b2b2"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b2b2b2" draw:marker-end="Arrowheads_20_11" draw:marker-end-width="0.3cm" draw:fill="none" draw:textarea-vertical-align="middle" loext:decorative="false"/>
    </style:style>
    <style:style style:name="P1" style:family="paragraph">
      <loext:graphic-properties draw:fill="none" draw:opacity="50%"/>
      <style:paragraph-properties fo:text-align="center"/>
      <style:text-properties style:font-name="Cousine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Cousine" fo:font-size="10pt"/>
    </style:style>
    <style:style style:name="P5" style:family="paragraph">
      <loext:graphic-properties draw:fill="none" draw:fill-color="#ffffff"/>
      <style:text-properties style:font-name="Cousine" fo:font-size="10pt" style:font-size-asian="10pt" style:font-size-complex="10pt"/>
    </style:style>
    <style:style style:name="P6" style:family="paragraph">
      <loext:graphic-properties draw:fill="none" draw:fill-color="#ffffff"/>
      <style:text-properties fo:color="#c9211e" loext:opacity="100%" style:font-name="Cousine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loext:opacity="100%" style:font-name="Cousine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usine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end"/>
    </style:style>
    <style:style style:name="T1" style:family="text">
      <style:text-properties style:font-name="Cousine" fo:font-size="10pt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fo:color="#c9211e" loext:opacity="100%" style:font-name="Cousine" fo:font-size="10pt" style:font-size-asian="10pt" style:font-size-complex="10pt"/>
    </style:style>
    <style:style style:name="T4" style:family="text">
      <style:text-properties fo:color="#3465a4" loext:opacity="100%" style:font-name="Cousin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1.75cm" svg:x="1.692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48cm" svg:height="1.645cm" svg:x="1.84cm" svg:y="0.355cm">
          <draw:text-box>
            <text:p text:style-name="P2"><text:span text:style-name="T1">v0</text:span></text:p>
            <text:p text:style-name="P2"><text:span text:style-name="T1">v1</text:span></text:p>
            <text:p text:style-name="P3"><text:span text:style-name="T2"/></text:p>
          </draw:text-box>
        </draw:frame>
        <draw:custom-shape draw:style-name="gr3" draw:text-style-name="P1" xml:id="id2" draw:id="id2" draw:layer="layout" svg:width="3.252cm" svg:height="1.75cm" svg:x="1.69cm" svg:y="2.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79cm" svg:x="1.59cm" svg:y="2.96cm">
          <draw:text-box>
            <text:p text:style-name="P2"><text:span text:style-name="T1">p(v2 ← v0, v1)</text:span></text:p>
          </draw:text-box>
        </draw:frame>
        <draw:custom-shape draw:style-name="gr5" draw:text-style-name="P1" xml:id="id4" draw:id="id4" draw:layer="layout" svg:width="3.25cm" svg:height="1.75cm" svg:x="1.692cm" svg:y="5.1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48cm" svg:height="1.79cm" svg:x="1.84cm" svg:y="5.25cm">
          <draw:text-box>
            <text:p text:style-name="P2"><text:span text:style-name="T1">v3</text:span></text:p>
            <text:p text:style-name="P2"><text:span text:style-name="T1">v4 ← v1, v3</text:span></text:p>
            <text:p text:style-name="P3"><text:span text:style-name="T1">__ ← v4</text:span></text:p>
          </draw:text-box>
        </draw:frame>
        <draw:custom-shape draw:style-name="gr6" draw:text-style-name="P1" xml:id="id3" draw:id="id3" draw:layer="layout" svg:width="3.25cm" svg:height="1.75cm" svg:x="1.692cm" svg:y="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1.54cm" svg:x="1.64cm" svg:y="7.75cm">
          <draw:text-box>
            <text:p text:style-name="P2"><text:span text:style-name="T1">v5 ← v2, v1</text:span></text:p>
            <text:p text:style-name="P3"><text:span text:style-name="T1"/></text:p>
          </draw:text-box>
        </draw:frame>
        <draw:frame draw:style-name="gr8" draw:text-style-name="P5" draw:layer="layout" svg:width="1.25cm" svg:height="0.649cm" svg:x="0.64cm" svg:y="0.25cm">
          <draw:text-box>
            <text:p><text:span text:style-name="T2">BB0</text:span></text:p>
          </draw:text-box>
        </draw:frame>
        <draw:frame draw:style-name="gr8" draw:text-style-name="P6" draw:layer="layout" svg:width="1.302cm" svg:height="0.649cm" svg:x="0.64cm" svg:y="2.76cm">
          <draw:text-box>
            <text:p><text:span text:style-name="T3">BB1</text:span></text:p>
          </draw:text-box>
        </draw:frame>
        <draw:frame draw:style-name="gr8" draw:text-style-name="P7" draw:layer="layout" svg:width="1.302cm" svg:height="0.649cm" svg:x="0.64cm" svg:y="5.15cm">
          <draw:text-box>
            <text:p><text:span text:style-name="T4">BB2</text:span></text:p>
          </draw:text-box>
        </draw:frame>
        <draw:frame draw:style-name="gr8" draw:text-style-name="P8" draw:layer="layout" svg:width="1.302cm" svg:height="0.649cm" svg:x="0.59cm" svg:y="7.6cm">
          <draw:text-box>
            <text:p><text:span text:style-name="T2">BB3</text:span></text:p>
          </draw:text-box>
        </draw:frame>
        <draw:connector draw:style-name="gr9" draw:text-style-name="P9" draw:layer="layout" draw:type="line" svg:x1="3.317cm" svg:y1="2cm" svg:x2="3.316cm" svg:y2="2.76cm" draw:start-shape="id1" draw:start-glue-point="2" draw:end-shape="id2" draw:end-glue-point="0" svg:d="M3317 2000l-1 760" svg:viewBox="0 0 2 761">
          <text:p/>
        </draw:connector>
        <draw:connector draw:style-name="gr10" draw:text-style-name="P10" draw:layer="layout" draw:type="curve" draw:line-skew="-0.842cm" svg:x1="1.69cm" svg:y1="3.635cm" svg:x2="1.692cm" svg:y2="8.475cm" draw:start-shape="id2" draw:start-glue-point="3" draw:end-shape="id3" draw:end-glue-point="3" svg:d="M1690 3635c-2053 0-2054 4840 2 4840" svg:viewBox="0 0 1543 4841">
          <text:p/>
        </draw:connector>
        <draw:connector draw:style-name="gr11" draw:text-style-name="P10" draw:layer="layout" draw:type="curve" draw:line-skew="0.858cm" svg:x1="4.942cm" svg:y1="1.125cm" svg:x2="4.942cm" svg:y2="6.025cm" draw:start-shape="id1" draw:start-glue-point="1" draw:end-shape="id4" draw:end-glue-point="1" svg:d="M4942 1125c2077 0 2077 4900 0 4900" svg:viewBox="0 0 1559 4901">
          <text:p/>
        </draw:connector>
        <draw:connector draw:style-name="gr12" draw:text-style-name="P10" draw:layer="layout" draw:type="line" svg:x1="3.317cm" svg:y1="6.9cm" svg:x2="3.317cm" svg:y2="7.6cm" draw:start-shape="id4" draw:end-shape="id3" draw:end-glue-point="0" svg:d="M3317 6900v700" svg:viewBox="0 0 1 7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.8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9:49:03.835254936</meta:creation-date>
    <dc:date>2025-02-12T11:09:51.026035491</dc:date>
    <meta:editing-duration>PT24M9S</meta:editing-duration>
    <meta:editing-cycles>6</meta:editing-cycles>
    <meta:generator>LibreOffice/24.2.7.2$Linux_X86_64 LibreOffice_project/420$Build-2</meta:generator>
    <meta:document-statistic meta:object-count="16"/>
  </office:meta>
</office:document-meta>
</file>